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/><text:p text:style-name="P2">Construire un patron d'un cylindre de diamètre 5cm et de hauteur 5cm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/><text:p text:style-name="P2">Construire un patron d'un cylindre de diamètre 4cm et de hauteur 4cm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/><text:p text:style-name="P2">Construire un patron d'un cylindre de rayon 2,5cm et de hauteur 4cm</text:p></draw:text-box></draw:frame></text:p><text:p text:style-name="P2">Construire un patron d'un cylindre de rayon 2cm et de hauteur 5cm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5T14:25:48.42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8" meta:word-count="64" meta:character-count="451"/>
  </office:meta>
</office:document-meta>
</file>